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6173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paragraph-rsid="00126173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126173"/>
    </style:style>
    <style:style style:name="P4" style:family="paragraph" style:parent-style-name="Standard">
      <style:text-properties officeooo:rsid="00126173" officeooo:paragraph-rsid="00126173"/>
    </style:style>
    <style:style style:name="P5" style:family="paragraph" style:parent-style-name="Standard">
      <style:text-properties officeooo:paragraph-rsid="0012eeee"/>
    </style:style>
    <style:style style:name="P6" style:family="paragraph" style:parent-style-name="Standard">
      <style:text-properties officeooo:rsid="0012eeee" officeooo:paragraph-rsid="0012eeee"/>
    </style:style>
    <style:style style:name="P7" style:family="paragraph" style:parent-style-name="Standard">
      <style:text-properties fo:color="#c9211e" loext:opacity="100%"/>
    </style:style>
    <style:style style:name="P8" style:family="paragraph" style:parent-style-name="Standard">
      <style:paragraph-properties fo:text-align="center" style:justify-single-word="false"/>
      <style:text-properties officeooo:paragraph-rsid="0012eeee"/>
    </style:style>
    <style:style style:name="P9" style:family="paragraph" style:parent-style-name="Standard">
      <style:paragraph-properties fo:text-align="start" style:justify-single-word="false"/>
      <style:text-properties officeooo:paragraph-rsid="0012eeee"/>
    </style:style>
    <style:style style:name="P10" style:family="paragraph" style:parent-style-name="Standard">
      <style:text-properties fo:color="#800080" loext:opacity="100%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officeooo:paragraph-rsid="00126173" fo:background-color="#ffff00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26173" fo:background-color="#ffff00"/>
    </style:style>
    <style:style style:name="P14" style:family="paragraph" style:parent-style-name="Standard">
      <style:text-properties officeooo:paragraph-rsid="0012eeee" fo:background-color="#ffff00"/>
    </style:style>
    <style:style style:name="P15" style:family="paragraph" style:parent-style-name="Standard">
      <style:text-properties fo:color="#00a933" loext:opacity="100%"/>
    </style:style>
    <style:style style:name="P16" style:family="paragraph" style:parent-style-name="Standard">
      <style:text-properties fo:color="#00a933" loext:opacity="100%" officeooo:paragraph-rsid="00126173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126173"/>
    </style:style>
    <style:style style:name="P19" style:family="paragraph" style:parent-style-name="Standard" style:list-style-name="L2">
      <style:text-properties officeooo:paragraph-rsid="00126173"/>
    </style:style>
    <style:style style:name="P20" style:family="paragraph" style:parent-style-name="Standard" style:list-style-name="L3">
      <style:paragraph-properties fo:line-height="100%" fo:text-align="start" style:justify-single-word="false"/>
      <style:text-properties officeooo:paragraph-rsid="0012eeee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12eeee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12eeee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12eeee"/>
    </style:style>
    <style:style style:name="T1" style:family="text">
      <style:text-properties officeooo:rsid="0012eeee"/>
    </style:style>
    <style:style style:name="T2" style:family="text">
      <style:text-properties fo:color="#800080" loext:opacity="100%"/>
    </style:style>
    <style:style style:name="T3" style:family="text">
      <style:text-properties fo:color="#81d41a" loext:opacity="100%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#s : set of parameters shared across all tasks;</text:p>
      <text:p text:style-name="Standard">• #o : set of parameters learned specifically for previous tasks; and</text:p>
      <text:p text:style-name="Standard">• #n : randomly initialized task-specific parameters for new tasks.</text:p>
      <text:p text:style-name="Standard"/>
      <text:p text:style-name="Standard"/>
      <text:p text:style-name="Standard">There are three traditional approaches to learning #n with knowledge transferred from #s .</text:p>
      <text:p text:style-name="Standard"/>
      <text:list text:style-name="L1">
        <text:list-item>
          <text:p text:style-name="P17">Feature Extraction (e.g., <text:span text:style-name="T2">Donahue et al. [2014]</text:span>)</text:p>
        </text:list-item>
        <text:list-item>
          <text:p text:style-name="P17">Fine-tuning (e.g., Dauphin et al. [2012]):</text:p>
        </text:list-item>
        <text:list-item>
          <text:p text:style-name="P18">Joint Training (e.g., Caruana [<text:span text:style-name="T3">1997</text:span>])</text:p>
        </text:list-item>
        <text:list-item>
          <text:p text:style-name="P18">Duplicate and Fine-Tuning</text:p>
        </text:list-item>
      </text:list>
      <text:p text:style-name="Standard"/>
      <text:p text:style-name="Standard"><text:s/></text:p>
      <text:p text:style-name="P7">A comprehensive survey on the same topic is also given in Parisi et al. [2018a].</text:p>
      <text:p text:style-name="Standard"/>
      <text:p text:style-name="Standard"/>
      <text:p text:style-name="Standard"><text:s/>Inspired by fine-tuning, Rusu et al. [2016] proposed a <text:span text:style-name="T5">progressive neural network</text:span> that <text:span text:style-name="T4">retains a pool of</text:span></text:p>
      <text:p text:style-name="P11">pretrained models and learns lateral connections among them</text:p>
      <text:p text:style-name="Standard"/>
      <text:p text:style-name="Standard"/>
      <text:p text:style-name="Standard">Kirkpatrick et al. [2017] proposed a model called <text:span text:style-name="T5">Elastic Weight Consolidation</text:span> (EWC) that <text:span text:style-name="T4">quantifies the importance of weights to previous tasks, and selectively adjusts the plasticity of weights.</text:span></text:p>
      <text:p text:style-name="Standard"/>
      <text:p text:style-name="Standard">Rebuffi et al. [2017] tackled the LL problem<text:span text:style-name="T4"> by </text:span><text:span text:style-name="T6">retaining an exemplar</text:span><text:span text:style-name="T4"> set that best approximates the previous tasks.</text:span></text:p>
      <text:p text:style-name="Standard"/>
      <text:p text:style-name="Standard"><text:span text:style-name="T5">A network of experts</text:span> is proposed by Aljundi et al. [2016] to<text:span text:style-name="T4"> measure task relatedness </text:span>for dealing with</text:p>
      <text:p text:style-name="Standard">catastrophic forgetting</text:p>
      <text:p text:style-name="Standard"/>
      <text:p text:style-name="Standard"><text:s/>Rannen Ep Triki et al. [2017] used the idea of <text:span text:style-name="T6">autoencoder</text:span><text:span text:style-name="T4"> to extend the method in “Learning without Forgetting”</text:span> [Li and Hoiem, 2016]</text:p>
      <text:p text:style-name="Standard"/>
      <text:p text:style-name="Standard"><text:s/>Shin et al. [2017] followed</text:p>
      <text:p text:style-name="Standard">the <text:span text:style-name="T5">Generative Adversarial Networks (GANs) framework </text:span>[Goodfellow, 2016] to <text:span text:style-name="T4">keep a set of</text:span></text:p>
      <text:p text:style-name="Standard"><text:span text:style-name="T4">generators for previous tasks, and then learn parameters that fit a mixed set</text:span> of real data of the</text:p>
      <text:p text:style-name="Standard">new task and replayed data of previous tasks</text:p>
      <text:p text:style-name="Standard"/>
      <text:p text:style-name="Standard">--------------------------------------------------------------</text:p>
      <text:p text:style-name="Standard"/>
      <text:p text:style-name="Standard"><text:s/>regularization-based approaches :</text:p>
      <text:p text:style-name="Standard"/>
      <text:p text:style-name="Standard">using <text:span text:style-name="T5">knowledge distillation </text:span>as in the model “Learning without Forgetting”</text:p>
      <text:p text:style-name="Standard">(LwF) [Li and Hoiem, 2016] </text:p>
      <text:p text:style-name="Standard"/>
      <text:p text:style-name="Standard"><text:s/>Jung et al. [2016] proposed a less-forgetful learning that <text:span text:style-name="T4">regularizes the final hidden activations</text:span></text:p>
      <text:p text:style-name="Standard"/>
      <text:p text:style-name="Standard">Rosenfeld and Tsotsos [2017] proposed <text:span text:style-name="T5">controller modules</text:span> to <text:span text:style-name="T4">optimize loss on the new task with representations learned from previous tasks</text:span></text:p>
      <text:p text:style-name="P11"/>
      <text:p text:style-name="Standard"/>
      <text:p text:style-name="Standard"><text:s/>Ans et al. [2004] designed a <text:span text:style-name="T5">dual-network architecture</text:span> to <text:span text:style-name="T4">generate</text:span></text:p>
      <text:p text:style-name="P11">pseudo-items which are used to self-refresh the previous tasks.</text:p>
      <text:p text:style-name="Standard"/>
      <text:p text:style-name="P10"/>
      <text:p text:style-name="P10"/>
      <text:p text:style-name="Standard"><text:soft-page-break/>Jin and Sendhoff [2006] modeled</text:p>
      <text:p text:style-name="Standard">the catastrophic forgetting problem as a <text:span text:style-name="T5">multi-objective learning problem </text:span>and proposed <text:span text:style-name="T4">a multi-</text:span></text:p>
      <text:p text:style-name="Standard"><text:span text:style-name="T4">objective pseudo-rehearsal framework t</text:span>o interleave base patterns with new patterns during op-</text:p>
      <text:p text:style-name="Standard">timization.</text:p>
      <text:p text:style-name="Standard"/>
      <text:p text:style-name="Standard"/>
      <text:p text:style-name="Standard"><text:s/>Nguyen et al. [2017] proposed <text:span text:style-name="T5">variational continual learning</text:span> by <text:span text:style-name="T4">combining online</text:span></text:p>
      <text:p text:style-name="P11">variational inference (VI) and Monte Carlo VI for neural networks. </text:p>
      <text:p text:style-name="Standard"/>
      <text:p text:style-name="Standard">Motivated by EWC [Kirk-patrick et al., 2017], Zenke et al. [2017] measured the <text:span text:style-name="T5">synapse consolidation</text:span> <text:span text:style-name="T4">strength in an online fashion and used it as regularization in neural networks</text:span></text:p>
      <text:p text:style-name="Standard"/>
      <text:p text:style-name="Standard"/>
      <text:p text:style-name="Standard"><text:s/>Seff et al. [2017] proposed to</text:p>
      <text:p text:style-name="Standard">solve <text:span text:style-name="T5">continual generative modeling</text:span> by c<text:span text:style-name="T4">ombining the ideas of GANs [Goodfellow, 2016] and</text:span></text:p>
      <text:p text:style-name="P11">EWC [Kirkpatrick et al., 2017].</text:p>
      <text:p text:style-name="Standard"/>
      <text:p text:style-name="Standard">------------------------------------------------------</text:p>
      <text:p text:style-name="P1">dual-memory-based learning systems </text:p>
      <text:p text:style-name="P4">[They are inspired by the <text:span text:style-name="T5">complementary learning systems (CLS) theory </text:span>[Ku-</text:p>
      <text:p text:style-name="P4">maran et al., 2016, McClelland et al., 1995] in which memory consolidation and retrieval are</text:p>
      <text:p text:style-name="P4">related to the interplay of the mammalian hippocampus (short-term memory) and neocortex</text:p>
      <text:p text:style-name="P4">(long-term memory)]</text:p>
      <text:p text:style-name="P1"/>
      <text:p text:style-name="P15">LwF [Li and Hoiem,2016]</text:p>
      <text:p text:style-name="P16">EWC [Kirkpatrick et al., 2017]</text:p>
      <text:p text:style-name="P1"/>
      <text:p text:style-name="P1"/>
      <text:p text:style-name="P1"/>
      <text:p text:style-name="P1">Gepperth and Karaoguz [2016] proposed using a modified<text:span text:style-name="T5"> self-organizing</text:span></text:p>
      <text:p text:style-name="P1"><text:span text:style-name="T5">map</text:span> (SOM) as the long-term memory. To complement it, a <text:span text:style-name="T5">short-term memory</text:span> (STM) is</text:p>
      <text:p text:style-name="P1">added <text:span text:style-name="T4">to store novel examples. During the sleep phase, the whole content of STM is replayed</text:span></text:p>
      <text:p text:style-name="P12">to the system.</text:p>
      <text:p text:style-name="P1"/>
      <text:p text:style-name="P2">This process is known as <text:span text:style-name="T5">intrinsic replay or pseudo-rehearsal</text:span> [Robins, 1995].</text:p>
      <text:p text:style-name="P2">It trains all the nodes in the network with new data (e.g., from STM) and replayed samples</text:p>
      <text:p text:style-name="P2">from previously seen classes or distributions on which the network has been trained. The re-</text:p>
      <text:p text:style-name="P2">played samples prevents the network from forgetting</text:p>
      <text:p text:style-name="P2"/>
      <text:p text:style-name="P3"><text:s/>Kemker and Kanan [2018] proposed a</text:p>
      <text:p text:style-name="P3">similar dual-memory system called <text:span text:style-name="T5">FearNet.</text:span> It <text:span text:style-name="T4">uses a hippocampal network for STM, a medial</text:span></text:p>
      <text:p text:style-name="P13">prefrontal cortex (mPFC) network for long-term memory, and a third neural network to deter-</text:p>
      <text:p text:style-name="P13">mine which memory to use for prediction</text:p>
      <text:p text:style-name="P3"/>
      <text:p text:style-name="P3"><text:span text:style-name="T5">Deep Generative Replay </text:span>[Shin et al., 2017], </text:p>
      <text:p text:style-name="P3"><text:span text:style-name="T5">DGDMN</text:span> [Kamra et al., 2017]</text:p>
      <text:p text:style-name="P3"><text:span text:style-name="T5">Dual-Memory Recurrent Self-Organization </text:span>[Parisi et al., 2018b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2">
        <text:list-item>
          <text:p text:style-name="P19"><text:soft-page-break/>Learn++ [Polikar et al., 2001], </text:p>
        </text:list-item>
        <text:list-item>
          <text:p text:style-name="P19">Gradient Episodic Memory [Lopez-Paz et al., 2017], </text:p>
        </text:list-item>
        <text:list-item>
          <text:p text:style-name="P19">Pathnet [Fernando et al., 2017], </text:p>
        </text:list-item>
        <text:list-item>
          <text:p text:style-name="P19">Memory Aware Synapses [Aljundi et al., 2017], </text:p>
        </text:list-item>
        <text:list-item>
          <text:p text:style-name="P19">One Big Net for Everything [Schmidhuber, 2018], </text:p>
        </text:list-item>
        <text:list-item>
          <text:p text:style-name="P19">Phantom Sampling [Venkatesan et al., 2017], </text:p>
        </text:list-item>
        <text:list-item>
          <text:p text:style-name="P19">Active Long Term Memory Networks [Furlanello et al., 2016], </text:p>
        </text:list-item>
        <text:list-item>
          <text:p text:style-name="P19">Conceptor-Aided Backprop [He and Jaeger, 2018], </text:p>
        </text:list-item>
        <text:list-item>
          <text:p text:style-name="P19">Gating Networks [Masse et al., 2018, Serrà et al., 2018], PackNet [Mallya and Lazebnik, 2017], </text:p>
        </text:list-item>
        <text:list-item>
          <text:p text:style-name="P19">Diffusion-based Neuromodulation [Velez and Clune, 2017], </text:p>
        </text:list-item>
        <text:list-item>
          <text:p text:style-name="P19">Incremental Moment Matching [Lee et al., 2017b],</text:p>
        </text:list-item>
        <text:list-item>
          <text:p text:style-name="P19">Dynamically Expandable Networks [Lee et al., 2017a]</text:p>
        </text:list-item>
        <text:list-item>
          <text:p text:style-name="P19">Incremental Regularized Least Squares [Camoriano et al., 2017]</text:p>
        </text:list-item>
      </text:list>
      <text:p text:style-name="P1">-------------------------------------------------------------------</text:p>
      <text:p text:style-name="P5">unsupervised learning </text:p>
      <text:p text:style-name="P5"/>
      <text:p text:style-name="P5">Goodrich and Arel [2014] studied <text:span text:style-name="T5">unsupervised online clustering</text:span> in neural networks to help mitigate catastrophic forgetting <text:s/>.<text:span text:style-name="T1">They proposed</text:span> <text:span text:style-name="T4">building a path through the neural network to select neurons during the feed-forward pass. Each neural is assigned with a cluster centroid, in addition to the regular weights</text:span>. In the new task, when a sample arrives, only the neurons whose cluster centroid points are close to</text:p>
      <text:p text:style-name="P5">the sample are selected</text:p>
      <text:p text:style-name="P5"/>
      <text:p text:style-name="P5"/>
      <text:p text:style-name="P5"><text:tab/>This can be viewed as a special dropout training [Hinton et al., 2012].</text:p>
      <text:p text:style-name="P5"/>
      <text:p text:style-name="P5"/>
      <text:p text:style-name="P5">Parisi et al. [2017] tackled LL of action representations by <text:span text:style-name="T5">learning unsupervised visual represen-</text:span></text:p>
      <text:p text:style-name="P5"><text:span text:style-name="T5">tation</text:span>. Such representations are <text:span text:style-name="T4">incrementally associated with action labels based on occurrence</text:span></text:p>
      <text:p text:style-name="P5"><text:span text:style-name="T4">frequency</text:span>. The proposed model achieves competitive performance compared to models trained</text:p>
      <text:p text:style-name="P5">with predefined number of action classes.</text:p>
      <text:p text:style-name="P5"/>
      <text:p text:style-name="P5"/>
      <text:p text:style-name="P5">--------------------------------------------------------------------</text:p>
      <text:p text:style-name="P6">REINFORCEMENT LEARNING</text:p>
      <text:p text:style-name="P5"/>
      <text:p text:style-name="P5"><text:s/>Mankowitz et al. [2018] proposed a</text:p>
      <text:p text:style-name="P5">continual learning agent architecture called Unicorn. The Unicorn <text:span text:style-name="T5">agent is designed to have the</text:span></text:p>
      <text:p text:style-name="P5"><text:span text:style-name="T5">ability to simultaneously learn about multiple tasks including the new tasks</text:span>. The agent can reuse</text:p>
      <text:p text:style-name="P5">its accumulated knowledge to solve related tasks effectively. Last but not least, the architecture</text:p>
      <text:p text:style-name="P5">aims to aid agent in solving tasks with deep dependencies. <text:span text:style-name="T4">The essential idea is to learn multiple</text:span></text:p>
      <text:p text:style-name="P14">tasks off-policy, i.e., when acting on-policy with respect to one task, it can use this experience</text:p>
      <text:p text:style-name="P14">to update policies of related tasks</text:p>
      <text:p text:style-name="P5"/>
      <text:p text:style-name="P5"><text:s/>Kaplanis et al. [2018] took the inspiration from biological</text:p>
      <text:p text:style-name="P5"><text:span text:style-name="T5">synapses and incorporated different timescales of plasticity</text:span> to mitigate catastrophic forgetting</text:p>
      <text:p text:style-name="P5">over multiple timescales. Its idea of synaptic consolidation is along the lines of EWC [Kirk-</text:p>
      <text:p text:style-name="P5">patrick et al., 2017].</text:p>
      <text:p text:style-name="P5"/>
      <text:p text:style-name="P5"><text:s/>Lipton et al. [2016] proposed<text:span text:style-name="T4"> a new reward shaping function that learns</text:span></text:p>
      <text:p text:style-name="P5"><text:span text:style-name="T4">the probability of imminent catastrophes</text:span>. They named it as <text:span text:style-name="T5">intrinsic fear</text:span>, which is used to pe-</text:p>
      <text:p text:style-name="P5">nalize the Q-learning objective.</text:p>
      <text:p text:style-name="P5"/>
      <text:p text:style-name="P5"/>
      <text:p text:style-name="P5"/>
      <text:p text:style-name="P5"/>
      <text:p text:style-name="P8"><text:soft-page-break/></text:p>
      <text:p text:style-name="P8">Continual Learning and Catastrophic Forgetting</text:p>
      <text:list xml:id="list915600431" text:style-name="L3">
        <text:list-item>
          <text:p text:style-name="P20">CATASTROPHIC FORGETTING</text:p>
        </text:list-item>
      </text:list>
      <text:p text:style-name="P9"/>
      <text:list xml:id="list152411812937244" text:continue-numbering="true" text:style-name="L3">
        <text:list-item>
          <text:p text:style-name="P20"><text:s/>CONTINUAL LEARNING IN NEURAL NETWORKS</text:p>
        </text:list-item>
      </text:list>
      <text:p text:style-name="P9"/>
      <text:list xml:id="list152412395012478" text:continue-numbering="true" text:style-name="L3">
        <text:list-item>
          <text:p text:style-name="P20"><text:s/>LEARNING WITHOUT FORGETTING</text:p>
        </text:list-item>
      </text:list>
      <text:p text:style-name="P9"/>
      <text:list xml:id="list152412508877993" text:continue-numbering="true" text:style-name="L3">
        <text:list-item>
          <text:p text:style-name="P20"><text:s/>PROGRESSIVE NEURAL NETWORKS</text:p>
        </text:list-item>
      </text:list>
      <text:p text:style-name="P9"/>
      <text:list xml:id="list152411592170377" text:continue-numbering="true" text:style-name="L3">
        <text:list-item>
          <text:p text:style-name="P20"><text:s/>ELASTIC WEIGHT CONSOLIDATION</text:p>
        </text:list-item>
      </text:list>
      <text:p text:style-name="P9"/>
      <text:list xml:id="list152411244778757" text:continue-numbering="true" text:style-name="L3">
        <text:list-item>
          <text:p text:style-name="P20">ICARL: INCREMENTAL CLASSIFIER AND REPRESENTATION LEARNING</text:p>
        </text:list-item>
      </text:list>
      <text:list text:style-name="L4">
        <text:list-item>
          <text:p text:style-name="P21">INCREMENTAL TRAINING</text:p>
        </text:list-item>
        <text:list-item>
          <text:p text:style-name="P21">UPDATING REPRESENTATION</text:p>
        </text:list-item>
        <text:list-item>
          <text:p text:style-name="P21">CONSTRUCTING EXEMPLAR SETS FOR NEW CLASSES</text:p>
        </text:list-item>
        <text:list-item>
          <text:p text:style-name="P21">PERFORMING CLASSIFICATION IN ICARL</text:p>
        </text:list-item>
      </text:list>
      <text:p text:style-name="P9"/>
      <text:p text:style-name="P9"/>
      <text:list xml:id="list152412440879660" text:continue-list="list152411244778757" text:style-name="L3">
        <text:list-item>
          <text:p text:style-name="P20">EXPERT GATE</text:p>
        </text:list-item>
      </text:list>
      <text:list text:style-name="L5">
        <text:list-item>
          <text:p text:style-name="P22">AUTOENCODER GATE</text:p>
        </text:list-item>
        <text:list-item>
          <text:p text:style-name="P22">MEASURING TASK RELATEDNESS FOR TRAINING</text:p>
        </text:list-item>
        <text:list-item>
          <text:p text:style-name="P22">SELECTING THE MOST RELEVANT EXPERT FOR TESTING</text:p>
        </text:list-item>
        <text:list-item>
          <text:p text:style-name="P22">ENCODER-BASED LIFELONG LEARNING</text:p>
        </text:list-item>
      </text:list>
      <text:p text:style-name="P9"/>
      <text:list xml:id="list152412958073741" text:continue-list="list152412440879660" text:style-name="L3">
        <text:list-item>
          <text:p text:style-name="P20">CONTINUAL LEARNING WITH GENERATIVE REPLAY</text:p>
        </text:list-item>
      </text:list>
      <text:list text:style-name="L6">
        <text:list-item>
          <text:p text:style-name="P23">GENERATIVE ADVERSARIAL NETWORKS</text:p>
        </text:list-item>
        <text:list-item>
          <text:p text:style-name="P23">GENERATIVE REPLAY</text:p>
          <text:p text:style-name="P23"/>
        </text:list-item>
      </text:list>
      <text:list xml:id="list152412830450250" text:continue-list="list152412958073741" text:style-name="L3">
        <text:list-item>
          <text:p text:style-name="P20">EVALUATING CATASTROPHIC FORGETTING</text:p>
        </text:list-item>
        <text:list-item>
          <text:p text:style-name="P20"/>
        </text:list-item>
        <text:list-item>
          <text:p text:style-name="P20">SUMMARY AND EVALUATION DATASET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34:31.066895602</meta:creation-date>
    <dc:date>2023-02-20T11:08:48.032972186</dc:date>
    <meta:editing-duration>PT1H34M16S</meta:editing-duration>
    <meta:editing-cycles>10</meta:editing-cycles>
    <meta:generator>LibreOffice/7.4.5.1$Linux_X86_64 LibreOffice_project/40$Build-1</meta:generator>
    <meta:document-statistic meta:table-count="0" meta:image-count="0" meta:object-count="0" meta:page-count="4" meta:paragraph-count="122" meta:word-count="1121" meta:character-count="7590" meta:non-whitespace-character-count="6593"/>
  </office:meta>
</office:document-meta>
</file>